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cf1" officeooo:paragraph-rsid="00084cf1"/>
    </style:style>
    <style:style style:name="P2" style:family="paragraph" style:parent-style-name="Standard">
      <style:text-properties officeooo:rsid="000e2c8a" officeooo:paragraph-rsid="000e2c8a"/>
    </style:style>
    <style:style style:name="P3" style:family="paragraph" style:parent-style-name="Standard">
      <style:text-properties officeooo:rsid="0011f631" officeooo:paragraph-rsid="0011f631"/>
    </style:style>
    <style:style style:name="P4" style:family="paragraph" style:parent-style-name="Standard">
      <style:text-properties fo:color="#c9211e" officeooo:rsid="0011f631" officeooo:paragraph-rsid="0011f631"/>
    </style:style>
    <style:style style:name="P5" style:family="paragraph" style:parent-style-name="Standard">
      <style:text-properties fo:color="#c9211e" officeooo:rsid="0012b62a" officeooo:paragraph-rsid="0012b62a"/>
    </style:style>
    <style:style style:name="P6" style:family="paragraph" style:parent-style-name="Standard">
      <style:text-properties fo:color="#000000" officeooo:rsid="0011f631" officeooo:paragraph-rsid="0011f631"/>
    </style:style>
    <style:style style:name="P7" style:family="paragraph" style:parent-style-name="Standard">
      <style:text-properties fo:color="#000000" officeooo:rsid="0012b62a" officeooo:paragraph-rsid="0012b62a"/>
    </style:style>
    <style:style style:name="P8" style:family="paragraph" style:parent-style-name="Standard">
      <style:text-properties officeooo:rsid="0012b62a" officeooo:paragraph-rsid="0012b62a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ven </text:p>
      <text:p text:style-name="P1"/>
      <text:p text:style-name="P1">Motivacão: Foi feito pra facilitar a vida do desenvolvedor, automatiza alguns recursos cuida de dependências, é uma especie de juncão do Apache ant com o Apache Ivy, o Maven vieo pra substituir essas ferramentas.</text:p>
      <text:p text:style-name="P1"/>
      <text:p text:style-name="P2">Construcão das pastas de um projeto Maven: </text:p>
      <text:p text:style-name="P2">src/main/java : vem classes, interfaces e enum java </text:p>
      <text:p text:style-name="P2">src/main/resources : arquivos de config</text:p>
      <text:p text:style-name="P2">src/test/java : Codigos de teste </text:p>
      <text:p text:style-name="P2">src/test/resources : config especificas para os testes</text:p>
      <text:p text:style-name="P2"/>
      <text:p text:style-name="P2">pom.xml config da sua aplicacão</text:p>
      <text:p text:style-name="P2"/>
      <text:p text:style-name="P3">Criar dependencias no Maven:</text:p>
      <text:p text:style-name="P3"/>
      <text:p text:style-name="P4">&lt;dependencies&gt;</text:p>
      <text:p text:style-name="P4">&lt;dependency&gt;</text:p>
      <text:p text:style-name="P4"><text:tab/>&lt;groupId&gt;<text:span text:style-name="T1">junit</text:span>&lt;/groupId&gt;</text:p>
      <text:p text:style-name="P4"><text:tab/>&lt;artifactId&gt;<text:span text:style-name="T1">junit</text:span>&lt;/artifactId&gt;</text:p>
      <text:p text:style-name="P4"><text:tab/>&lt;version&gt;<text:span text:style-name="T1">4.12</text:span>&lt;/version&gt;</text:p>
      <text:p text:style-name="P4"><text:tab/>&lt;scope&gt;<text:span text:style-name="T1">test</text:span>&lt;/scope&gt;</text:p>
      <text:p text:style-name="P4">&lt;/dependency&gt;</text:p>
      <text:p text:style-name="P4">&lt;/dependencies&gt;</text:p>
      <text:p text:style-name="P4"/>
      <text:p text:style-name="P4"/>
      <text:p text:style-name="P6">O scope é meio que a hora em que a dependencia vai ser usada, por exemplo o JUnit usa no teste </text:p>
      <text:p text:style-name="P4"/>
      <text:p text:style-name="P8">Configurar plugins: </text:p>
      <text:p text:style-name="P8"/>
      <text:p text:style-name="P5">&lt;plugins&gt;</text:p>
      <text:p text:style-name="P5"><text:tab/>&lt;plugin&gt;</text:p>
      <text:p text:style-name="P5"><text:tab/><text:tab/>&lt;artifactId&gt;<text:span text:style-name="T1">maven-compiler-plugin</text:span>&lt;/artifactId&gt;</text:p>
      <text:p text:style-name="P5"><text:tab/><text:tab/>&lt;configuration&gt;</text:p>
      <text:p text:style-name="P5"><text:tab/><text:tab/><text:tab/>&lt;source&gt;<text:span text:style-name="T1">11</text:span>&lt;/source&gt;</text:p>
      <text:p text:style-name="P5"><text:tab/><text:tab/><text:tab/>&lt;target&gt;<text:span text:style-name="T1">11</text:span>&lt;/target&gt;</text:p>
      <text:p text:style-name="P5"><text:tab/><text:tab/>&lt;configuration&gt;</text:p>
      <text:p text:style-name="P5"><text:tab/>&lt;/plugin&gt;</text:p>
      <text:p text:style-name="P5">&lt;/plugins&gt;</text:p>
      <text:p text:style-name="P5"/>
      <text:p text:style-name="P7">Puglins tem o objetivo de configurar o buil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12:33:29.833433607</meta:creation-date>
    <dc:date>2022-02-07T11:32:30.384945979</dc:date>
    <meta:editing-duration>PT3H7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24" meta:character-count="976" meta:non-whitespace-character-count="856"/>
  </office:meta>
</office:document-meta>
</file>